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7"/>
          <table:table-cell table:style-name="ce112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7"/>
          <table:table-cell table:style-name="ce11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8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09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09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09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09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09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09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09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09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09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5月止</text:p>
          </table:table-cell>
          <table:table-cell table:style-name="ce38" office:value-type="string" calcext:value-type="string">
            <text:p>計</text:p>
          </table:table-cell>
          <table:table-cell table:style-name="ce49" office:value-type="float" office:value="86257" calcext:value-type="float">
            <text:p><text:s text:c="3"/>86,257</text:p>
          </table:table-cell>
          <table:table-cell table:style-name="ce49" office:value-type="float" office:value="82924" calcext:value-type="float">
            <text:p><text:s text:c="3"/>82,924</text:p>
          </table:table-cell>
          <table:table-cell table:style-name="ce49" office:value-type="float" office:value="3326" calcext:value-type="float">
            <text:p><text:s text:c="3"/>3,326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80120" calcext:value-type="float">
            <text:p><text:s text:c="3"/>80,120</text:p>
          </table:table-cell>
          <table:table-cell table:style-name="ce49" office:value-type="float" office:value="3553" calcext:value-type="float">
            <text:p><text:s text:c="3"/>3,553</text:p>
          </table:table-cell>
          <table:table-cell table:style-name="ce98" office:value-type="float" office:value="2584" calcext:value-type="float">
            <text:p><text:s text:c="3"/>2,584</text:p>
          </table:table-cell>
          <table:table-cell table:style-name="ce109" table:number-columns-repeated="1015"/>
        </table:table-row>
        <table:table-row table:style-name="ro7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0" office:value-type="float" office:value="44770" calcext:value-type="float">
            <text:p><text:s text:c="3"/>44,770</text:p>
          </table:table-cell>
          <table:table-cell table:style-name="ce50" office:value-type="float" office:value="43065" calcext:value-type="float">
            <text:p><text:s text:c="3"/>43,065</text:p>
          </table:table-cell>
          <table:table-cell table:style-name="ce50" office:value-type="float" office:value="1702" calcext:value-type="float">
            <text:p><text:s text:c="3"/>1,70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1532" calcext:value-type="float">
            <text:p><text:s text:c="3"/>41,532</text:p>
          </table:table-cell>
          <table:table-cell table:style-name="ce50" office:value-type="float" office:value="1888" calcext:value-type="float">
            <text:p><text:s text:c="3"/>1,888</text:p>
          </table:table-cell>
          <table:table-cell table:style-name="ce99" office:value-type="float" office:value="1350" calcext:value-type="float">
            <text:p><text:s text:c="3"/>1,350</text:p>
          </table:table-cell>
          <table:table-cell table:style-name="ce109" table:number-columns-repeated="1015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1" office:value-type="float" office:value="41487" calcext:value-type="float">
            <text:p><text:s text:c="3"/>41,487</text:p>
          </table:table-cell>
          <table:table-cell table:style-name="ce51" office:value-type="float" office:value="39859" calcext:value-type="float">
            <text:p><text:s text:c="3"/>39,859</text:p>
          </table:table-cell>
          <table:table-cell table:style-name="ce51" office:value-type="float" office:value="1624" calcext:value-type="float">
            <text:p><text:s text:c="3"/>1,62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8588" calcext:value-type="float">
            <text:p><text:s text:c="3"/>38,588</text:p>
          </table:table-cell>
          <table:table-cell table:style-name="ce51" office:value-type="float" office:value="1665" calcext:value-type="float">
            <text:p><text:s text:c="3"/>1,665</text:p>
          </table:table-cell>
          <table:table-cell table:style-name="ce100" office:value-type="float" office:value="1234" calcext:value-type="float">
            <text:p><text:s text:c="3"/>1,234</text:p>
          </table:table-cell>
          <table:table-cell table:style-name="ce109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82" calcext:value-type="float">
            <text:p><text:s text:c="3"/>21,982</text:p>
          </table:table-cell>
          <table:table-cell table:style-name="ce67" office:value-type="float" office:value="21179" calcext:value-type="float">
            <text:p><text:s text:c="3"/>21,179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0394" calcext:value-type="float">
            <text:p><text:s text:c="3"/>20,394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682" calcext:value-type="float">
            <text:p><text:s text:c="3"/>682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68" office:value-type="float" office:value="10921" calcext:value-type="float">
            <text:p><text:s text:c="3"/>10,921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0519" calcext:value-type="float">
            <text:p><text:s text:c="3"/>10,519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111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68" office:value-type="float" office:value="10258" calcext:value-type="float">
            <text:p><text:s text:c="3"/>10,258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875" calcext:value-type="float">
            <text:p><text:s text:c="3"/>9,875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666" calcext:value-type="float">
            <text:p><text:s text:c="3"/>15,666</text:p>
          </table:table-cell>
          <table:table-cell table:style-name="ce67" office:value-type="float" office:value="15115" calcext:value-type="float">
            <text:p><text:s text:c="3"/>15,115</text:p>
          </table:table-cell>
          <table:table-cell table:style-name="ce67" office:value-type="float" office:value="550" calcext:value-type="float">
            <text:p><text:s text:c="3"/>5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507" calcext:value-type="float">
            <text:p><text:s text:c="3"/>14,50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68" office:value-type="float" office:value="7803" calcext:value-type="float">
            <text:p><text:s text:c="3"/>7,803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454" calcext:value-type="float">
            <text:p><text:s text:c="3"/>7,454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68" office:value-type="float" office:value="7312" calcext:value-type="float">
            <text:p><text:s text:c="3"/>7,312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053" calcext:value-type="float">
            <text:p><text:s text:c="3"/>7,053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80" calcext:value-type="float">
            <text:p><text:s text:c="3"/>16,880</text:p>
          </table:table-cell>
          <table:table-cell table:style-name="ce67" office:value-type="float" office:value="16159" calcext:value-type="float">
            <text:p><text:s text:c="3"/>16,159</text:p>
          </table:table-cell>
          <table:table-cell table:style-name="ce67" office:value-type="float" office:value="718" calcext:value-type="float">
            <text:p><text:s text:c="3"/>71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5699" calcext:value-type="float">
            <text:p><text:s text:c="3"/>15,699</text:p>
          </table:table-cell>
          <table:table-cell table:style-name="ce67" office:value-type="float" office:value="673" calcext:value-type="float">
            <text:p><text:s text:c="3"/>673</text:p>
          </table:table-cell>
          <table:table-cell table:style-name="ce67" office:value-type="float" office:value="508" calcext:value-type="float">
            <text:p><text:s text:c="3"/>508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68" office:value-type="float" office:value="8312" calcext:value-type="float">
            <text:p><text:s text:c="3"/>8,312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68" office:value-type="float" office:value="7847" calcext:value-type="float">
            <text:p><text:s text:c="3"/>7,847</text:p>
          </table:table-cell>
          <table:table-cell table:style-name="ce58" office:value-type="float" office:value="347" calcext:value-type="float">
            <text:p><text:s text:c="3"/>34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7647" calcext:value-type="float">
            <text:p><text:s text:c="3"/>7,647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506" calcext:value-type="float">
            <text:p><text:s text:c="3"/>15,506</text:p>
          </table:table-cell>
          <table:table-cell table:style-name="ce67" office:value-type="float" office:value="14860" calcext:value-type="float">
            <text:p><text:s text:c="3"/>14,860</text:p>
          </table:table-cell>
          <table:table-cell table:style-name="ce67" office:value-type="float" office:value="645" calcext:value-type="float">
            <text:p><text:s text:c="3"/>64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416" calcext:value-type="float">
            <text:p><text:s text:c="3"/>14,416</text:p>
          </table:table-cell>
          <table:table-cell table:style-name="ce67" office:value-type="float" office:value="627" calcext:value-type="float">
            <text:p><text:s text:c="3"/>627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68" office:value-type="float" office:value="7804" calcext:value-type="float">
            <text:p><text:s text:c="3"/>7,804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586" calcext:value-type="float">
            <text:p><text:s text:c="3"/>7,586</text:p>
          </table:table-cell>
          <table:table-cell table:style-name="ce68" office:value-type="float" office:value="345" calcext:value-type="float">
            <text:p><text:s text:c="3"/>345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68" office:value-type="float" office:value="7056" calcext:value-type="float">
            <text:p><text:s text:c="3"/>7,05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830" calcext:value-type="float">
            <text:p><text:s text:c="3"/>6,830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110" table:number-columns-repeated="2"/>
          <table:table-cell table:style-name="ce109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23" calcext:value-type="float">
            <text:p><text:s text:c="3"/>16,223</text:p>
          </table:table-cell>
          <table:table-cell table:style-name="ce67" office:value-type="float" office:value="15611" calcext:value-type="float">
            <text:p><text:s text:c="3"/>15,611</text:p>
          </table:table-cell>
          <table:table-cell table:style-name="ce67" office:value-type="float" office:value="610" calcext:value-type="float">
            <text:p><text:s text:c="3"/>6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5104" calcext:value-type="float">
            <text:p><text:s text:c="3"/>15,104</text:p>
          </table:table-cell>
          <table:table-cell table:style-name="ce67" office:value-type="float" office:value="662" calcext:value-type="float">
            <text:p><text:s text:c="3"/>662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109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68" office:value-type="float" office:value="8225" calcext:value-type="float">
            <text:p><text:s text:c="3"/>8,225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21" calcext:value-type="float">
            <text:p><text:s text:c="3"/>7,921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109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68" office:value-type="float" office:value="7386" calcext:value-type="float">
            <text:p><text:s text:c="3"/>7,386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183" calcext:value-type="float">
            <text:p><text:s text:c="3"/>7,183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109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-12.51" calcext:value-type="float">
            <text:p><text:s text:c="3"/>－12.51</text:p>
          </table:table-cell>
          <table:table-cell table:style-name="ce59" office:value-type="float" office:value="-12.62" calcext:value-type="float">
            <text:p><text:s text:c="3"/>－12.62</text:p>
          </table:table-cell>
          <table:table-cell table:style-name="ce59" office:value-type="float" office:value="-9.63" calcext:value-type="float">
            <text:p><text:s text:c="3"/>－9.63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-12.01" calcext:value-type="float">
            <text:p><text:s text:c="3"/>－12.01</text:p>
          </table:table-cell>
          <table:table-cell table:style-name="ce59" office:value-type="float" office:value="-17.15" calcext:value-type="float">
            <text:p><text:s text:c="3"/>－17.15</text:p>
          </table:table-cell>
          <table:table-cell table:style-name="ce102" office:value-type="float" office:value="-20.8" calcext:value-type="float">
            <text:p><text:s text:c="3"/>－20.80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10.58" calcext:value-type="float">
            <text:p><text:s text:c="3"/>－10.58</text:p>
          </table:table-cell>
          <table:table-cell table:style-name="ce60" office:value-type="float" office:value="-10.36" calcext:value-type="float">
            <text:p><text:s text:c="3"/>－10.36</text:p>
          </table:table-cell>
          <table:table-cell table:style-name="ce60" office:value-type="float" office:value="-16.52" calcext:value-type="float">
            <text:p><text:s text:c="3"/>－16.52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-10.07" calcext:value-type="float">
            <text:p><text:s text:c="3"/>－10.07</text:p>
          </table:table-cell>
          <table:table-cell table:style-name="ce60" office:value-type="float" office:value="-14.42" calcext:value-type="float">
            <text:p><text:s text:c="3"/>－14.42</text:p>
          </table:table-cell>
          <table:table-cell table:style-name="ce103" office:value-type="float" office:value="-20.13" calcext:value-type="float">
            <text:p><text:s text:c="3"/>－20.13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4.54" calcext:value-type="float">
            <text:p><text:s text:c="3"/>－14.54</text:p>
          </table:table-cell>
          <table:table-cell table:style-name="ce61" office:value-type="float" office:value="-15" calcext:value-type="float">
            <text:p><text:s text:c="3"/>－15.00</text:p>
          </table:table-cell>
          <table:table-cell table:style-name="ce61" office:value-type="float" office:value="-2.16" calcext:value-type="float">
            <text:p><text:s text:c="3"/>－2.16</text:p>
          </table:table-cell>
          <table:table-cell table:style-name="ce61" office:value-type="float" office:value="-50" calcext:value-type="float">
            <text:p><text:s text:c="3"/>－50.00</text:p>
          </table:table-cell>
          <table:table-cell table:style-name="ce61" office:value-type="float" office:value="-14.06" calcext:value-type="float">
            <text:p><text:s text:c="3"/>－14.06</text:p>
          </table:table-cell>
          <table:table-cell table:style-name="ce61" office:value-type="float" office:value="-20.1" calcext:value-type="float">
            <text:p><text:s text:c="3"/>－20.10</text:p>
          </table:table-cell>
          <table:table-cell table:style-name="ce104" office:value-type="float" office:value="-21.53" calcext:value-type="float">
            <text:p><text:s text:c="3"/>－21.53</text:p>
          </table:table-cell>
          <table:table-cell table:style-name="ce109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4.62" calcext:value-type="float">
            <text:p><text:s/>4.62</text:p>
          </table:table-cell>
          <table:table-cell table:style-name="ce62" office:value-type="float" office:value="5.05" calcext:value-type="float">
            <text:p><text:s/>5.05</text:p>
          </table:table-cell>
          <table:table-cell table:style-name="ce62" office:value-type="float" office:value="-5.43" calcext:value-type="float">
            <text:p><text:s text:c="3"/>－5.43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4.77" calcext:value-type="float">
            <text:p><text:s/>4.77</text:p>
          </table:table-cell>
          <table:table-cell table:style-name="ce62" office:value-type="float" office:value="5.58" calcext:value-type="float">
            <text:p><text:s/>5.58</text:p>
          </table:table-cell>
          <table:table-cell table:style-name="ce105" office:value-type="float" office:value="-1.3" calcext:value-type="float">
            <text:p><text:s text:c="3"/>－1.30</text:p>
          </table:table-cell>
          <table:table-cell table:style-name="ce109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4.4" calcext:value-type="float">
            <text:p><text:s/>4.40</text:p>
          </table:table-cell>
          <table:table-cell table:style-name="ce60" office:value-type="float" office:value="5.39" calcext:value-type="float">
            <text:p><text:s/>5.39</text:p>
          </table:table-cell>
          <table:table-cell table:style-name="ce60" office:value-type="float" office:value="-17.7" calcext:value-type="float">
            <text:p><text:s text:c="3"/>－17.70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4.42" calcext:value-type="float">
            <text:p><text:s/>4.42</text:p>
          </table:table-cell>
          <table:table-cell table:style-name="ce60" office:value-type="float" office:value="3.19" calcext:value-type="float">
            <text:p><text:s/>3.19</text:p>
          </table:table-cell>
          <table:table-cell table:style-name="ce103" office:value-type="float" office:value="5.68" calcext:value-type="float">
            <text:p><text:s/>5.68</text:p>
          </table:table-cell>
          <table:table-cell table:style-name="ce109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4.87" calcext:value-type="float">
            <text:p><text:s/>4.87</text:p>
          </table:table-cell>
          <table:table-cell table:style-name="ce61" office:value-type="float" office:value="4.68" calcext:value-type="float">
            <text:p><text:s/>4.68</text:p>
          </table:table-cell>
          <table:table-cell table:style-name="ce61" office:value-type="float" office:value="9.69" calcext:value-type="float">
            <text:p><text:s/>9.69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5.17" calcext:value-type="float">
            <text:p><text:s/>5.17</text:p>
          </table:table-cell>
          <table:table-cell table:style-name="ce61" office:value-type="float" office:value="8.51" calcext:value-type="float">
            <text:p><text:s/>8.51</text:p>
          </table:table-cell>
          <table:table-cell table:style-name="ce104" office:value-type="float" office:value="-8.12" calcext:value-type="float">
            <text:p><text:s text:c="3"/>－8.12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6" office:value-type="string" calcext:value-type="string">
            <text:p>內政部戶政司 民國102年6月6日編製</text:p>
          </table:table-cell>
          <table:table-cell table:style-name="ce109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>
          <table:table-cell table:style-name="ce26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2" table:default-cell-style-name="ce27"/>
        <table:table-column table:style-name="co6" table:default-cell-style-name="ce27"/>
        <table:table-column table:style-name="co7" table:number-columns-repeated="6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3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29"/>
            <table:table-cell table:style-name="ce149"/>
            <table:table-cell table:style-name="ce112" table:number-columns-repeated="1014"/>
          </table:table-row>
          <table:table-row table:style-name="ro11">
            <table:table-cell table:style-name="ce112"/>
            <table:table-cell table:style-name="ce130" table:number-columns-repeated="2"/>
            <table:table-cell table:style-name="ce130" office:value-type="string" calcext:value-type="string">
              <text:p>中 華 民 國 102 年 5 月 份</text:p>
            </table:table-cell>
            <table:table-cell table:style-name="ce130" table:number-columns-repeated="4"/>
            <table:table-cell table:style-name="ce142" office:value-type="string" calcext:value-type="string">
              <text:p><text:s text:c="3"/>單位︰人</text:p>
            </table:table-cell>
            <table:table-cell table:style-name="ce112" table:number-columns-repeated="1015"/>
          </table:table-row>
          <table:table-row table:style-name="ro12">
            <table:table-cell table:style-name="ce114" office:value-type="string" calcext:value-type="string" table:number-columns-spanned="1" table:number-rows-spanned="4">
              <text:p>區域別</text:p>
            </table:table-cell>
            <table:table-cell table:style-name="ce131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5"/>
            <table:covered-table-cell table:style-name="ce132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5"/>
            <table:covered-table-cell table:style-name="ce132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6"/>
            <table:covered-table-cell table:style-name="ce133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7"/>
          <table:table-cell table:style-name="ce31" office:value-type="string" calcext:value-type="string">
            <text:p>計</text:p>
          </table:table-cell>
          <table:table-cell table:style-name="ce65" office:value-type="float" office:value="16223" calcext:value-type="float">
            <text:p><text:s text:c="3"/>16,223</text:p>
          </table:table-cell>
          <table:table-cell table:style-name="ce50" office:value-type="float" office:value="15611" calcext:value-type="float">
            <text:p><text:s text:c="3"/>15,611</text:p>
          </table:table-cell>
          <table:table-cell table:style-name="ce50" office:value-type="float" office:value="610" calcext:value-type="float">
            <text:p><text:s text:c="3"/>61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5104" calcext:value-type="float">
            <text:p><text:s text:c="3"/>15,104</text:p>
          </table:table-cell>
          <table:table-cell table:style-name="ce50" office:value-type="float" office:value="662" calcext:value-type="float">
            <text:p><text:s text:c="3"/>662</text:p>
          </table:table-cell>
          <table:table-cell table:style-name="ce98" office:value-type="float" office:value="457" calcext:value-type="float">
            <text:p><text:s text:c="3"/>457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519" calcext:value-type="float">
            <text:p><text:s text:c="3"/>8,519</text:p>
          </table:table-cell>
          <table:table-cell table:style-name="ce50" office:value-type="float" office:value="8225" calcext:value-type="float">
            <text:p><text:s text:c="3"/>8,225</text:p>
          </table:table-cell>
          <table:table-cell table:style-name="ce50" office:value-type="float" office:value="293" calcext:value-type="float">
            <text:p><text:s text:c="3"/>29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7921" calcext:value-type="float">
            <text:p><text:s text:c="3"/>7,921</text:p>
          </table:table-cell>
          <table:table-cell table:style-name="ce50" office:value-type="float" office:value="356" calcext:value-type="float">
            <text:p><text:s text:c="3"/>356</text:p>
          </table:table-cell>
          <table:table-cell table:style-name="ce99" office:value-type="float" office:value="242" calcext:value-type="float">
            <text:p><text:s text:c="3"/>242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7704" calcext:value-type="float">
            <text:p><text:s text:c="3"/>7,704</text:p>
          </table:table-cell>
          <table:table-cell table:style-name="ce50" office:value-type="float" office:value="7386" calcext:value-type="float">
            <text:p><text:s text:c="3"/>7,386</text:p>
          </table:table-cell>
          <table:table-cell table:style-name="ce50" office:value-type="float" office:value="317" calcext:value-type="float">
            <text:p><text:s text:c="3"/>31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7183" calcext:value-type="float">
            <text:p><text:s text:c="3"/>7,183</text:p>
          </table:table-cell>
          <table:table-cell table:style-name="ce50" office:value-type="float" office:value="306" calcext:value-type="float">
            <text:p><text:s text:c="3"/>306</text:p>
          </table:table-cell>
          <table:table-cell table:style-name="ce100" office:value-type="float" office:value="215" calcext:value-type="float">
            <text:p><text:s text:c="3"/>215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909" calcext:value-type="float">
            <text:p><text:s text:c="3"/>2,909</text:p>
          </table:table-cell>
          <table:table-cell table:style-name="ce65" office:value-type="float" office:value="2801" calcext:value-type="float">
            <text:p><text:s text:c="3"/>2,801</text:p>
          </table:table-cell>
          <table:table-cell table:style-name="ce65" office:value-type="float" office:value="107" calcext:value-type="float">
            <text:p><text:s text:c="3"/>107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671" calcext:value-type="float">
            <text:p><text:s text:c="3"/>2,671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143" office:value-type="float" office:value="79" calcext:value-type="float">
            <text:p><text:s text:c="3"/>79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560" calcext:value-type="float">
            <text:p><text:s text:c="3"/>1,560</text:p>
          </table:table-cell>
          <table:table-cell table:style-name="ce134" office:value-type="float" office:value="1515" calcext:value-type="float">
            <text:p><text:s text:c="3"/>1,515</text:p>
          </table:table-cell>
          <table:table-cell table:style-name="ce134" office:value-type="float" office:value="45" calcext:value-type="float">
            <text:p><text:s text:c="3"/>45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432" calcext:value-type="float">
            <text:p><text:s text:c="3"/>1,432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1349" calcext:value-type="float">
            <text:p><text:s text:c="3"/>1,349</text:p>
          </table:table-cell>
          <table:table-cell table:style-name="ce135" office:value-type="float" office:value="1286" calcext:value-type="float">
            <text:p><text:s text:c="3"/>1,286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1" office:value-type="float" office:value="1239" calcext:value-type="float">
            <text:p><text:s text:c="3"/>1,239</text:p>
          </table:table-cell>
          <table:table-cell table:style-name="ce135" office:value-type="float" office:value="73" calcext:value-type="float">
            <text:p><text:s text:c="3"/>7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2263" calcext:value-type="float">
            <text:p><text:s text:c="3"/>2,263</text:p>
          </table:table-cell>
          <table:table-cell table:style-name="ce65" office:value-type="float" office:value="2201" calcext:value-type="float">
            <text:p><text:s text:c="3"/>2,20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163" calcext:value-type="float">
            <text:p><text:s text:c="3"/>2,163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8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1122" calcext:value-type="float">
            <text:p><text:s text:c="3"/>1,122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1105" calcext:value-type="float">
            <text:p><text:s text:c="3"/>1,105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1112" calcext:value-type="float">
            <text:p><text:s text:c="3"/>1,112</text:p>
          </table:table-cell>
          <table:table-cell table:style-name="ce135" office:value-type="float" office:value="1079" calcext:value-type="float">
            <text:p><text:s text:c="3"/>1,079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1967" calcext:value-type="float">
            <text:p><text:s text:c="3"/>1,967</text:p>
          </table:table-cell>
          <table:table-cell table:style-name="ce65" office:value-type="float" office:value="1891" calcext:value-type="float">
            <text:p><text:s text:c="3"/>1,891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1840" calcext:value-type="float">
            <text:p><text:s text:c="3"/>1,840</text:p>
          </table:table-cell>
          <table:table-cell table:style-name="ce65" office:value-type="float" office:value="77" calcext:value-type="float">
            <text:p><text:s text:c="3"/>77</text:p>
          </table:table-cell>
          <table:table-cell table:style-name="ce143" office:value-type="float" office:value="50" calcext:value-type="float">
            <text:p><text:s text:c="3"/>50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3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1036" calcext:value-type="float">
            <text:p><text:s text:c="3"/>1,036</text:p>
          </table:table-cell>
          <table:table-cell table:style-name="ce134" office:value-type="float" office:value="999" calcext:value-type="float">
            <text:p><text:s text:c="3"/>999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50" office:value-type="float" office:value="966" calcext:value-type="float">
            <text:p><text:s text:c="3"/>966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931" calcext:value-type="float">
            <text:p><text:s text:c="3"/>931</text:p>
          </table:table-cell>
          <table:table-cell table:style-name="ce135" office:value-type="float" office:value="892" calcext:value-type="float">
            <text:p><text:s text:c="3"/>892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50"/>
          <table:table-cell table:style-name="ce109" table:number-columns-repeated="1014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212" calcext:value-type="float">
            <text:p><text:s text:c="3"/>1,212</text:p>
          </table:table-cell>
          <table:table-cell table:style-name="ce65" office:value-type="float" office:value="1165" calcext:value-type="float">
            <text:p><text:s text:c="3"/>1,165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36" calcext:value-type="float">
            <text:p><text:s text:c="3"/>1,136</text:p>
          </table:table-cell>
          <table:table-cell table:style-name="ce65" office:value-type="float" office:value="51" calcext:value-type="float">
            <text:p><text:s text:c="3"/>51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09" table:number-columns-repeated="1015"/>
        </table:table-row>
        <table:table-row table:style-name="ro15">
          <table:table-cell table:style-name="ce123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639" calcext:value-type="float">
            <text:p><text:s text:c="3"/>639</text:p>
          </table:table-cell>
          <table:table-cell table:style-name="ce134" office:value-type="float" office:value="613" calcext:value-type="float">
            <text:p><text:s text:c="3"/>613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595" calcext:value-type="float">
            <text:p><text:s text:c="3"/>595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33" office:value-type="string" calcext:value-type="string">
            <text:p>女</text:p>
          </table:table-cell>
          <table:table-cell table:style-name="ce135" office:value-type="float" office:value="573" calcext:value-type="float">
            <text:p><text:s text:c="3"/>573</text:p>
          </table:table-cell>
          <table:table-cell table:style-name="ce135" office:value-type="float" office:value="552" calcext:value-type="float">
            <text:p><text:s text:c="3"/>552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135" office:value-type="float" office:value="16" calcext:value-type="float">
            <text:p><text:s text:c="3"/>16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1" office:value-type="string" calcext:value-type="string">
            <text:p>計</text:p>
          </table:table-cell>
          <table:table-cell table:style-name="ce65" office:value-type="float" office:value="1717" calcext:value-type="float">
            <text:p><text:s text:c="3"/>1,717</text:p>
          </table:table-cell>
          <table:table-cell table:style-name="ce65" office:value-type="float" office:value="1646" calcext:value-type="float">
            <text:p><text:s text:c="3"/>1,646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613" calcext:value-type="float">
            <text:p><text:s text:c="3"/>1,613</text:p>
          </table:table-cell>
          <table:table-cell table:style-name="ce65" office:value-type="float" office:value="55" calcext:value-type="float">
            <text:p><text:s text:c="3"/>55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894" calcext:value-type="float">
            <text:p><text:s text:c="3"/>894</text:p>
          </table:table-cell>
          <table:table-cell table:style-name="ce134" office:value-type="float" office:value="860" calcext:value-type="float">
            <text:p><text:s text:c="3"/>86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845" calcext:value-type="float">
            <text:p><text:s text:c="3"/>845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09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5" office:value-type="float" office:value="823" calcext:value-type="float">
            <text:p><text:s text:c="3"/>823</text:p>
          </table:table-cell>
          <table:table-cell table:style-name="ce135" office:value-type="float" office:value="786" calcext:value-type="float">
            <text:p><text:s text:c="3"/>786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09" table:number-columns-repeated="1015"/>
        </table:table-row>
        <table:table-row table:style-name="ro15">
          <table:table-cell table:style-name="ce122"/>
          <table:table-cell table:style-name="ce38" office:value-type="string" calcext:value-type="string">
            <text:p>計</text:p>
          </table:table-cell>
          <table:table-cell table:style-name="ce65" office:value-type="float" office:value="6024" calcext:value-type="float">
            <text:p><text:s text:c="3"/>6,024</text:p>
          </table:table-cell>
          <table:table-cell table:style-name="ce65" office:value-type="float" office:value="5779" calcext:value-type="float">
            <text:p><text:s text:c="3"/>5,779</text:p>
          </table:table-cell>
          <table:table-cell table:style-name="ce65" office:value-type="float" office:value="245" calcext:value-type="float">
            <text:p><text:s text:c="3"/>24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5560" calcext:value-type="float">
            <text:p><text:s text:c="3"/>5,560</text:p>
          </table:table-cell>
          <table:table-cell table:style-name="ce65" office:value-type="float" office:value="238" calcext:value-type="float">
            <text:p><text:s text:c="3"/>238</text:p>
          </table:table-cell>
          <table:table-cell table:style-name="ce143" office:value-type="float" office:value="226" calcext:value-type="float">
            <text:p><text:s text:c="3"/>226</text:p>
          </table:table-cell>
          <table:table-cell table:style-name="ce109" table:number-columns-repeated="1015"/>
        </table:table-row>
        <table:table-row table:style-name="ro15">
          <table:table-cell table:style-name="ce124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4" office:value-type="float" office:value="3180" calcext:value-type="float">
            <text:p><text:s text:c="3"/>3,180</text:p>
          </table:table-cell>
          <table:table-cell table:style-name="ce134" office:value-type="float" office:value="3059" calcext:value-type="float">
            <text:p><text:s text:c="3"/>3,059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2924" calcext:value-type="float">
            <text:p><text:s text:c="3"/>2,924</text:p>
          </table:table-cell>
          <table:table-cell table:style-name="ce134" office:value-type="float" office:value="133" calcext:value-type="float">
            <text:p><text:s text:c="3"/>133</text:p>
          </table:table-cell>
          <table:table-cell table:style-name="ce144" office:value-type="float" office:value="123" calcext:value-type="float">
            <text:p><text:s text:c="3"/>123</text:p>
          </table:table-cell>
          <table:table-cell table:style-name="ce109" table:number-columns-repeated="1015"/>
        </table:table-row>
        <table:table-row table:style-name="ro15">
          <table:table-cell table:style-name="ce119"/>
          <table:table-cell table:style-name="ce42" office:value-type="string" calcext:value-type="string">
            <text:p>女</text:p>
          </table:table-cell>
          <table:table-cell table:style-name="ce135" office:value-type="float" office:value="2844" calcext:value-type="float">
            <text:p><text:s text:c="3"/>2,844</text:p>
          </table:table-cell>
          <table:table-cell table:style-name="ce135" office:value-type="float" office:value="2720" calcext:value-type="float">
            <text:p><text:s text:c="3"/>2,720</text:p>
          </table:table-cell>
          <table:table-cell table:style-name="ce135" office:value-type="float" office:value="124" calcext:value-type="float">
            <text:p><text:s text:c="3"/>124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2636" calcext:value-type="float">
            <text:p><text:s text:c="3"/>2,636</text:p>
          </table:table-cell>
          <table:table-cell table:style-name="ce135" office:value-type="float" office:value="105" calcext:value-type="float">
            <text:p><text:s text:c="3"/>105</text:p>
          </table:table-cell>
          <table:table-cell table:style-name="ce145" office:value-type="float" office:value="103" calcext:value-type="float">
            <text:p><text:s text:c="3"/>10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94" calcext:value-type="float">
            <text:p><text:s text:c="3"/>294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90" calcext:value-type="float">
            <text:p><text:s text:c="3"/>290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4" calcext:value-type="float">
            <text:p><text:s text:c="3"/>154</text:p>
          </table:table-cell>
          <table:table-cell table:style-name="ce75" office:value-type="float" office:value="145" calcext:value-type="float">
            <text:p><text:s text:c="3"/>14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149" calcext:value-type="float">
            <text:p><text:s text:c="3"/>14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7" calcext:value-type="float">
            <text:p><text:s text:c="3"/>14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411" calcext:value-type="float">
            <text:p><text:s text:c="3"/>1,411</text:p>
          </table:table-cell>
          <table:table-cell table:style-name="ce136" office:value-type="float" office:value="1348" calcext:value-type="float">
            <text:p><text:s text:c="3"/>1,348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281" calcext:value-type="float">
            <text:p><text:s text:c="3"/>1,281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33" calcext:value-type="float">
            <text:p><text:s text:c="3"/>733</text:p>
          </table:table-cell>
          <table:table-cell table:style-name="ce75" office:value-type="float" office:value="709" calcext:value-type="float">
            <text:p><text:s text:c="3"/>709</text:p>
          </table:table-cell>
          <table:table-cell table:style-name="ce75" office:value-type="float" office:value="24" calcext:value-type="float">
            <text:p><text:s text:c="3"/>24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662" calcext:value-type="float">
            <text:p><text:s text:c="3"/>662</text:p>
          </table:table-cell>
          <table:table-cell table:style-name="ce75" office:value-type="float" office:value="32" calcext:value-type="float">
            <text:p><text:s text:c="3"/>32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678" calcext:value-type="float">
            <text:p><text:s text:c="3"/>678</text:p>
          </table:table-cell>
          <table:table-cell table:style-name="ce137" office:value-type="float" office:value="639" calcext:value-type="float">
            <text:p><text:s text:c="3"/>639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9" calcext:value-type="float">
            <text:p><text:s text:c="3"/>619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21" calcext:value-type="float">
            <text:p><text:s text:c="3"/>421</text:p>
          </table:table-cell>
          <table:table-cell table:style-name="ce136" office:value-type="float" office:value="412" calcext:value-type="float">
            <text:p><text:s text:c="3"/>41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90" calcext:value-type="float">
            <text:p><text:s text:c="3"/>390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4" calcext:value-type="float">
            <text:p><text:s text:c="3"/>224</text:p>
          </table:table-cell>
          <table:table-cell table:style-name="ce75" office:value-type="float" office:value="219" calcext:value-type="float">
            <text:p><text:s text:c="3"/>219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97" calcext:value-type="float">
            <text:p><text:s text:c="3"/>197</text:p>
          </table:table-cell>
          <table:table-cell table:style-name="ce137" office:value-type="float" office:value="193" calcext:value-type="float">
            <text:p><text:s text:c="3"/>19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4" calcext:value-type="float">
            <text:p><text:s text:c="3"/>184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435" calcext:value-type="float">
            <text:p><text:s text:c="3"/>435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14" calcext:value-type="float">
            <text:p><text:s text:c="3"/>414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4" calcext:value-type="float">
            <text:p><text:s text:c="3"/>224</text:p>
          </table:table-cell>
          <table:table-cell table:style-name="ce75" office:value-type="float" office:value="218" calcext:value-type="float">
            <text:p><text:s text:c="3"/>21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20" calcext:value-type="float">
            <text:p><text:s text:c="3"/>220</text:p>
          </table:table-cell>
          <table:table-cell table:style-name="ce137" office:value-type="float" office:value="217" calcext:value-type="float">
            <text:p><text:s text:c="3"/>217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8" calcext:value-type="float">
            <text:p><text:s text:c="3"/>208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911" calcext:value-type="float">
            <text:p><text:s text:c="3"/>911</text:p>
          </table:table-cell>
          <table:table-cell table:style-name="ce136" office:value-type="float" office:value="887" calcext:value-type="float">
            <text:p><text:s text:c="3"/>887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80" calcext:value-type="float">
            <text:p><text:s text:c="3"/>480</text:p>
          </table:table-cell>
          <table:table-cell table:style-name="ce75" office:value-type="float" office:value="465" calcext:value-type="float">
            <text:p><text:s text:c="3"/>465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52" calcext:value-type="float">
            <text:p><text:s text:c="3"/>452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431" calcext:value-type="float">
            <text:p><text:s text:c="3"/>431</text:p>
          </table:table-cell>
          <table:table-cell table:style-name="ce137" office:value-type="float" office:value="422" calcext:value-type="float">
            <text:p><text:s text:c="3"/>42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414" calcext:value-type="float">
            <text:p><text:s text:c="3"/>414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85" calcext:value-type="float">
            <text:p><text:s text:c="3"/>285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7" calcext:value-type="float">
            <text:p><text:s text:c="3"/>257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2" calcext:value-type="float">
            <text:p><text:s text:c="3"/>162</text:p>
          </table:table-cell>
          <table:table-cell table:style-name="ce75" office:value-type="float" office:value="155" calcext:value-type="float">
            <text:p><text:s text:c="3"/>15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23" calcext:value-type="float">
            <text:p><text:s text:c="3"/>123</text:p>
          </table:table-cell>
          <table:table-cell table:style-name="ce137" office:value-type="float" office:value="115" calcext:value-type="float">
            <text:p><text:s text:c="3"/>11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14" calcext:value-type="float">
            <text:p><text:s text:c="3"/>414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73" calcext:value-type="float">
            <text:p><text:s text:c="3"/>373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10" calcext:value-type="float">
            <text:p><text:s text:c="3"/>210</text:p>
          </table:table-cell>
          <table:table-cell table:style-name="ce75" office:value-type="float" office:value="204" calcext:value-type="float">
            <text:p><text:s text:c="3"/>20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04" calcext:value-type="float">
            <text:p><text:s text:c="3"/>204</text:p>
          </table:table-cell>
          <table:table-cell table:style-name="ce137" office:value-type="float" office:value="200" calcext:value-type="float">
            <text:p><text:s text:c="3"/>20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229" calcext:value-type="float">
            <text:p><text:s text:c="3"/>229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75" office:value-type="float" office:value="120" calcext:value-type="float">
            <text:p><text:s text:c="3"/>120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16" calcext:value-type="float">
            <text:p><text:s text:c="3"/>116</text:p>
          </table:table-cell>
          <table:table-cell table:style-name="ce137" office:value-type="float" office:value="109" calcext:value-type="float">
            <text:p><text:s text:c="3"/>10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412" calcext:value-type="float">
            <text:p><text:s text:c="3"/>412</text:p>
          </table:table-cell>
          <table:table-cell table:style-name="ce136" office:value-type="float" office:value="378" calcext:value-type="float">
            <text:p><text:s text:c="3"/>378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89" calcext:value-type="float">
            <text:p><text:s text:c="3"/>38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10" calcext:value-type="float">
            <text:p><text:s text:c="3"/>210</text:p>
          </table:table-cell>
          <table:table-cell table:style-name="ce75" office:value-type="float" office:value="197" calcext:value-type="float">
            <text:p><text:s text:c="3"/>197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181" calcext:value-type="float">
            <text:p><text:s text:c="3"/>181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9" calcext:value-type="float">
            <text:p><text:s text:c="3"/>189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25" calcext:value-type="float">
            <text:p><text:s text:c="3"/>125</text:p>
          </table:table-cell>
          <table:table-cell table:style-name="ce136" office:value-type="float" office:value="118" calcext:value-type="float">
            <text:p><text:s text:c="3"/>11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3" calcext:value-type="float">
            <text:p><text:s text:c="3"/>73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1" calcext:value-type="float">
            <text:p><text:s text:c="3"/>51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201" calcext:value-type="float">
            <text:p><text:s text:c="3"/>201</text:p>
          </table:table-cell>
          <table:table-cell table:style-name="ce136" office:value-type="float" office:value="179" calcext:value-type="float">
            <text:p><text:s text:c="3"/>179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75" office:value-type="float" office:value="89" calcext:value-type="float">
            <text:p><text:s text:c="3"/>8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90" calcext:value-type="float">
            <text:p><text:s text:c="3"/>9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76" calcext:value-type="float">
            <text:p><text:s text:c="3"/>76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75" office:value-type="float" office:value="40" calcext:value-type="float">
            <text:p><text:s text:c="3"/>40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33" calcext:value-type="float">
            <text:p><text:s text:c="3"/>33</text:p>
          </table:table-cell>
          <table:table-cell table:style-name="ce137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94" calcext:value-type="float">
            <text:p><text:s text:c="3"/>194</text:p>
          </table:table-cell>
          <table:table-cell table:style-name="ce136" office:value-type="float" office:value="181" calcext:value-type="float">
            <text:p><text:s text:c="3"/>181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6" calcext:value-type="float">
            <text:p><text:s text:c="3"/>106</text:p>
          </table:table-cell>
          <table:table-cell table:style-name="ce75" office:value-type="float" office:value="97" calcext:value-type="float">
            <text:p><text:s text:c="3"/>9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<text:s text:c="3"/>8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399" calcext:value-type="float">
            <text:p><text:s text:c="3"/>399</text:p>
          </table:table-cell>
          <table:table-cell table:style-name="ce136" office:value-type="float" office:value="391" calcext:value-type="float">
            <text:p><text:s text:c="3"/>391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3" calcext:value-type="float">
            <text:p><text:s text:c="3"/>233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166" calcext:value-type="float">
            <text:p><text:s text:c="3"/>166</text:p>
          </table:table-cell>
          <table:table-cell table:style-name="ce137" office:value-type="float" office:value="164" calcext:value-type="float">
            <text:p><text:s text:c="3"/>16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2" calcext:value-type="float">
            <text:p><text:s text:c="3"/>15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85" calcext:value-type="float">
            <text:p><text:s text:c="3"/>185</text:p>
          </table:table-cell>
          <table:table-cell table:style-name="ce136" office:value-type="float" office:value="180" calcext:value-type="float">
            <text:p><text:s text:c="3"/>180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8" calcext:value-type="float">
            <text:p><text:s text:c="3"/>108</text:p>
          </table:table-cell>
          <table:table-cell table:style-name="ce75" office:value-type="float" office:value="106" calcext:value-type="float">
            <text:p><text:s text:c="3"/>10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77" calcext:value-type="float">
            <text:p><text:s text:c="3"/>77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5" calcext:value-type="float">
            <text:p><text:s text:c="3"/>7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25"/>
          <table:table-cell table:style-name="ce31" office:value-type="string" calcext:value-type="string">
            <text:p>計</text:p>
          </table:table-cell>
          <table:table-cell table:style-name="ce65" office:value-type="float" office:value="131" calcext:value-type="float">
            <text:p><text:s text:c="3"/>131</text:p>
          </table:table-cell>
          <table:table-cell table:style-name="ce65" office:value-type="float" office:value="128" calcext:value-type="float">
            <text:p><text:s text:c="3"/>128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65" office:value-type="float" office:value="7" calcext:value-type="float">
            <text:p><text:s text:c="3"/>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18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5" office:value-type="float" office:value="72" calcext:value-type="float">
            <text:p><text:s text:c="3"/>72</text:p>
          </table:table-cell>
          <table:table-cell table:style-name="ce135" office:value-type="float" office:value="71" calcext:value-type="float">
            <text:p><text:s text:c="3"/>7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0" calcext:value-type="float">
            <text:p><text:s text:c="3"/>50</text:p>
          </table:table-cell>
          <table:table-cell table:style-name="ce75" office:value-type="float" office:value="49" calcext:value-type="float">
            <text:p><text:s text:c="3"/>4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9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number-columns-repeated="2" table:style-name="ce137" office:value-type="float" office:value="62" calcext:value-type="float">
            <text:p><text:s text:c="3"/>62</text:p>
          </table:table-cell>
          <table:table-cell table:style-name="ce137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5">
          <table:table-cell table:style-name="ce117"/>
          <table:table-cell table:style-name="ce38" office:value-type="string" calcext:value-type="string">
            <text:p>計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5" office:value-type="string" calcext:value-type="string">
            <text:p>連<text:span text:style-name="T2">江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09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0" calcext:value-type="float">
            <text:p>—</text:p>
          </table:table-cell>
          <table:table-cell table:style-name="ce109" table:number-columns-repeated="1015"/>
        </table:table-row>
        <table:table-row table:style-name="ro16">
          <table:table-cell table:style-name="ce127"/>
          <table:table-cell table:number-columns-repeated="4"/>
          <table:table-cell table:style-name="ce139"/>
          <table:table-cell table:style-name="ce141" table:number-columns-repeated="2"/>
          <table:table-cell table:style-name="ce148" office:value-type="string" calcext:value-type="string">
            <text:p>內政部戶政司 民國102年6月6日編製</text:p>
          </table:table-cell>
          <table:table-cell table:number-columns-repeated="1015"/>
        </table:table-row>
        <table:table-row table:style-name="ro8">
          <table:table-cell table:style-name="ce127"/>
          <table:table-cell/>
          <table:table-cell table:style-name="ce138"/>
          <table:table-cell table:number-columns-repeated="1021"/>
        </table:table-row>
        <table:table-row table:style-name="ro8">
          <table:table-cell table:style-name="ce128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2.05.xls'#$''.$G$5]"/>
        <table:named-expression table:name="出生" table:base-cell-address="$年月別.$A$1" table:expression="['file:///D:/123/i62/11%E9%81%B7%E5%85%A5%E5%8F%8A%E9%81%B7%E5%87%BA-102.05.xls'#$''.$V$14:.$V$34]"/>
        <table:named-expression table:name="月底人口數" table:base-cell-address="$年月別.$A$1" table:expression="['file:///D:/123/i62/11%E9%81%B7%E5%85%A5%E5%8F%8A%E9%81%B7%E5%87%BA-102.05.xls'#$''.$AT$14:.$AU$34]"/>
        <table:named-expression table:name="死亡" table:base-cell-address="$年月別.$A$1" table:expression="['file:///D:/123/i62/11%E9%81%B7%E5%85%A5%E5%8F%8A%E9%81%B7%E5%87%BA-102.05.xls'#$''.$Y$14:.$Y$34]"/>
        <table:named-expression table:name="結婚" table:base-cell-address="$年月別.$A$1" table:expression="['file:///D:/123/i62/11%E9%81%B7%E5%85%A5%E5%8F%8A%E9%81%B7%E5%87%BA-102.05.xls'#$''.$L$14:.$L$34]"/>
        <table:named-expression table:name="鄰數戶數" table:base-cell-address="$年月別.$A$1" table:expression="['file:///D:/123/i62/11%E9%81%B7%E5%85%A5%E5%8F%8A%E9%81%B7%E5%87%BA-102.05.xls'#$''.$AQ$14:.$AR$34]"/>
        <table:named-expression table:name="離婚" table:base-cell-address="$年月別.$A$1" table:expression="['file:///D:/123/i62/11%E9%81%B7%E5%85%A5%E5%8F%8A%E9%81%B7%E5%87%BA-102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5:20:32</meta:creation-date>
    <dc:creator>user</dc:creator>
    <dc:date>2013-06-06T15:21:18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